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f142"/>
    </style:style>
    <style:style style:name="P2" style:family="paragraph" style:parent-style-name="Standard">
      <style:text-properties officeooo:rsid="0016f142" officeooo:paragraph-rsid="0016f142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ctibilidad técnica</text:span></text:p>
      <text:p text:style-name="P2"><text:span text:style-name="T1">dell 64 bits </text:span></text:p>
      <text:p text:style-name="P2"><text:span text:style-name="T1">13 pc </text:span></text:p>
      <text:p text:style-name="P2"><text:span text:style-name="T1">8gg </text:span></text:p>
      <text:p text:style-name="P2"><text:span text:style-name="T1">ram </text:span></text:p>
      <text:p text:style-name="P2"><text:span text:style-name="T1">procesador vore i5</text:span></text:p>
      <text:p text:style-name="P2"><text:span text:style-name="T1">windows 10 </text:span></text:p>
      <text:p text:style-name="P2"><text:span text:style-name="T1">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D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8:31:48.728082196</meta:creation-date>
    <dc:date>2019-02-12T10:16:27.492753524</dc:date>
    <meta:editing-duration>PT1H34M38S</meta:editing-duration>
    <meta:editing-cycles>1</meta:editing-cycles>
    <meta:document-statistic meta:table-count="0" meta:image-count="0" meta:object-count="0" meta:page-count="1" meta:paragraph-count="8" meta:word-count="15" meta:character-count="77" meta:non-whitespace-character-count="65"/>
    <meta:generator>LibreOffice/6.1.4.2$Linux_X86_64 LibreOffice_project/10$Build-2</meta:generator>
  </office:meta>
</office:document-meta>
</file>